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63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33cm"/>
    </style:style>
    <style:style style:name="co6" style:family="table-column">
      <style:table-column-properties fo:break-before="auto" style:column-width="2.94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 style:data-style-name="N3"/>
    <style:style style:name="ce5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ext-properties style:font-name="Liberation Serif" style:font-name-asian="Segoe UI" style:font-name-complex="Tahoma"/>
    </style:style>
    <style:style style:name="ce7" style:family="table-cell" style:parent-style-name="Default" style:data-style-name="N114"/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6375" table:default-cell-style-name="Default"/>
        <table:table-row table:style-name="ro1">
          <table:table-cell table:style-name="ce1" office:value-type="string" calcext:value-type="string">
            <text:p>index_name</text:p>
          </table:table-cell>
          <table:table-cell table:style-name="ce1" office:value-type="string" calcext:value-type="string">
            <text:p>index_size_bytes</text:p>
          </table:table-cell>
          <table:table-cell table:style-name="ce1" office:value-type="string" calcext:value-type="string">
            <text:p>table_size_bytes</text:p>
          </table:table-cell>
          <table:table-cell table:style-name="ce1" office:value-type="string" calcext:value-type="string">
            <text:p>index_size_percent_of_table</text:p>
          </table:table-cell>
          <table:table-cell table:style-name="ce1" office:value-type="string" calcext:value-type="string">
            <text:p>index_scans</text:p>
          </table:table-cell>
          <table:table-cell table:style-name="ce1" office:value-type="string" calcext:value-type="string">
            <text:p>index_scans_percent</text:p>
          </table:table-cell>
          <table:table-cell table:style-name="ce1" office:value-type="string" calcext:value-type="string">
            <text:p>tuples_read</text:p>
          </table:table-cell>
          <table:table-cell table:style-name="ce1" office:value-type="string" calcext:value-type="string">
            <text:p>tuples_read_percent</text:p>
          </table:table-cell>
          <table:table-cell table:style-name="ce1" office:value-type="string" calcext:value-type="string">
            <text:p>tuples_fetched</text:p>
          </table:table-cell>
          <table:table-cell table:style-name="ce1" office:value-type="string" calcext:value-type="string">
            <text:p>tuples_fetched_percent</text:p>
          </table:table-cell>
          <table:table-cell table:style-name="ce1" office:value-type="string" calcext:value-type="string">
            <text:p>live_rows</text:p>
          </table:table-cell>
          <table:table-cell table:style-name="ce1" office:value-type="string" calcext:value-type="string">
            <text:p>dead_rows</text:p>
          </table:table-cell>
          <table:table-cell table:style-name="ce1" office:value-type="string" calcext:value-type="string">
            <text:p>dead_rows_percent</text:p>
          </table:table-cell>
          <table:table-cell table:number-columns-repeated="3"/>
          <table:table-cell table:style-name="ce8" table:number-columns-repeated="16368"/>
        </table:table-row>
        <table:table-row table:style-name="ro2">
          <table:table-cell office:value-type="string" calcext:value-type="string">
            <text:p>messages_pkey</text:p>
          </table:table-cell>
          <table:table-cell table:style-name="ce4" office:value-type="float" office:value="11070668800" calcext:value-type="float">
            <text:p>11 070 668 800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45.42" calcext:value-type="float">
            <text:p>45,420</text:p>
          </table:table-cell>
          <table:table-cell table:style-name="ce4" office:value-type="float" office:value="186920058" calcext:value-type="float">
            <text:p>186 920 058</text:p>
          </table:table-cell>
          <table:table-cell table:style-name="ce7" office:value-type="float" office:value="34.76" calcext:value-type="float">
            <text:p>34,760</text:p>
          </table:table-cell>
          <table:table-cell table:style-name="ce4" office:value-type="float" office:value="309619464" calcext:value-type="float">
            <text:p>309 619 464</text:p>
          </table:table-cell>
          <table:table-cell table:style-name="ce7" office:value-type="float" office:value="375.06" calcext:value-type="float">
            <text:p>375,060</text:p>
          </table:table-cell>
          <table:table-cell table:style-name="ce4" office:value-type="float" office:value="308286485" calcext:value-type="float">
            <text:p>308 286 485</text:p>
          </table:table-cell>
          <table:table-cell table:style-name="ce7" office:value-type="float" office:value="373.45" calcext:value-type="float">
            <text:p>373,45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ssages_id_idx</text:p>
          </table:table-cell>
          <table:table-cell table:style-name="ce4" office:value-type="float" office:value="3077267456" calcext:value-type="float">
            <text:p>3 077 267 456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12.63" calcext:value-type="float">
            <text:p>12,630</text:p>
          </table:table-cell>
          <table:table-cell table:style-name="ce4" office:value-type="float" office:value="18443759" calcext:value-type="float">
            <text:p>18 443 759</text:p>
          </table:table-cell>
          <table:table-cell table:style-name="ce7" office:value-type="float" office:value="3.43" calcext:value-type="float">
            <text:p>3,430</text:p>
          </table:table-cell>
          <table:table-cell table:style-name="ce4" office:value-type="float" office:value="1331723265" calcext:value-type="float">
            <text:p>1 331 723 265</text:p>
          </table:table-cell>
          <table:table-cell table:style-name="ce7" office:value-type="float" office:value="1613.19" calcext:value-type="float">
            <text:p>1 613,190</text:p>
          </table:table-cell>
          <table:table-cell table:style-name="ce4" office:value-type="float" office:value="123969775" calcext:value-type="float">
            <text:p>123 969 775</text:p>
          </table:table-cell>
          <table:table-cell table:style-name="ce7" office:value-type="float" office:value="150.17" calcext:value-type="float">
            <text:p>150,17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ssages_profile_id_idx</text:p>
          </table:table-cell>
          <table:table-cell table:style-name="ce4" office:value-type="float" office:value="1757986816" calcext:value-type="float">
            <text:p>1 757 986 816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7.21" calcext:value-type="float">
            <text:p>7,210</text:p>
          </table:table-cell>
          <table:table-cell table:style-name="ce4" office:value-type="float" office:value="69082346" calcext:value-type="float">
            <text:p>69 082 346</text:p>
          </table:table-cell>
          <table:table-cell table:style-name="ce7" office:value-type="float" office:value="12.85" calcext:value-type="float">
            <text:p>12,850</text:p>
          </table:table-cell>
          <table:table-cell table:style-name="ce4" office:value-type="float" office:value="10912301562" calcext:value-type="float">
            <text:p>10 912 301 562</text:p>
          </table:table-cell>
          <table:table-cell table:style-name="ce7" office:value-type="float" office:value="13218.71" calcext:value-type="float">
            <text:p>13 218,710</text:p>
          </table:table-cell>
          <table:table-cell table:style-name="ce4" office:value-type="float" office:value="7501310" calcext:value-type="float">
            <text:p>7 501 310</text:p>
          </table:table-cell>
          <table:table-cell table:style-name="ce7" office:value-type="float" office:value="9.09" calcext:value-type="float">
            <text:p>9,09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ssages_messages_temp_id_cr_at_idx</text:p>
          </table:table-cell>
          <table:table-cell table:style-name="ce4" office:value-type="float" office:value="1636835328" calcext:value-type="float">
            <text:p>1 636 835 328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6.72" calcext:value-type="float">
            <text:p>6,720</text:p>
          </table:table-cell>
          <table:table-cell table:style-name="ce4" office:value-type="float" office:value="1233177" calcext:value-type="float">
            <text:p>1 233 177</text:p>
          </table:table-cell>
          <table:table-cell table:style-name="ce7" office:value-type="float" office:value="0.23" calcext:value-type="float">
            <text:p>0,230</text:p>
          </table:table-cell>
          <table:table-cell table:style-name="ce4" office:value-type="float" office:value="120902781" calcext:value-type="float">
            <text:p>120 902 781</text:p>
          </table:table-cell>
          <table:table-cell table:style-name="ce7" office:value-type="float" office:value="146.46" calcext:value-type="float">
            <text:p>146,460</text:p>
          </table:table-cell>
          <table:table-cell table:style-name="ce4" office:value-type="float" office:value="20805434" calcext:value-type="float">
            <text:p>20 805 434</text:p>
          </table:table-cell>
          <table:table-cell table:style-name="ce7" office:value-type="float" office:value="25.2" calcext:value-type="float">
            <text:p>25,20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ssages_created_at_idx</text:p>
          </table:table-cell>
          <table:table-cell table:style-name="ce4" office:value-type="float" office:value="1521819648" calcext:value-type="float">
            <text:p>1 521 819 648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6.24" calcext:value-type="float">
            <text:p>6,240</text:p>
          </table:table-cell>
          <table:table-cell table:style-name="ce4" office:value-type="float" office:value="1277646" calcext:value-type="float">
            <text:p>1 277 646</text:p>
          </table:table-cell>
          <table:table-cell table:style-name="ce7" office:value-type="float" office:value="0.24" calcext:value-type="float">
            <text:p>0,240</text:p>
          </table:table-cell>
          <table:table-cell table:style-name="ce4" office:value-type="float" office:value="9307433" calcext:value-type="float">
            <text:p>9 307 433</text:p>
          </table:table-cell>
          <table:table-cell table:style-name="ce7" office:value-type="float" office:value="11.27" calcext:value-type="float">
            <text:p>11,270</text:p>
          </table:table-cell>
          <table:table-cell table:style-name="ce4" office:value-type="float" office:value="1253552" calcext:value-type="float">
            <text:p>1 253 552</text:p>
          </table:table-cell>
          <table:table-cell table:style-name="ce7" office:value-type="float" office:value="1.52" calcext:value-type="float">
            <text:p>1,52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ssages_template_id_idx</text:p>
          </table:table-cell>
          <table:table-cell table:style-name="ce4" office:value-type="float" office:value="1507319808" calcext:value-type="float">
            <text:p>1 507 319 808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6.18" calcext:value-type="float">
            <text:p>6,180</text:p>
          </table:table-cell>
          <table:table-cell table:style-name="ce4" office:value-type="float" office:value="259468435" calcext:value-type="float">
            <text:p>259 468 435</text:p>
          </table:table-cell>
          <table:table-cell table:style-name="ce7" office:value-type="float" office:value="48.25" calcext:value-type="float">
            <text:p>48,250</text:p>
          </table:table-cell>
          <table:table-cell table:style-name="ce4" office:value-type="float" office:value="273757343" calcext:value-type="float">
            <text:p>273 757 343</text:p>
          </table:table-cell>
          <table:table-cell table:style-name="ce7" office:value-type="float" office:value="331.62" calcext:value-type="float">
            <text:p>331,620</text:p>
          </table:table-cell>
          <table:table-cell table:style-name="ce4" office:value-type="float" office:value="95535421" calcext:value-type="float">
            <text:p>95 535 421</text:p>
          </table:table-cell>
          <table:table-cell table:style-name="ce7" office:value-type="float" office:value="115.73" calcext:value-type="float">
            <text:p>115,73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ssages_remove_st_temp_id_idx</text:p>
          </table:table-cell>
          <table:table-cell table:style-name="ce4" office:value-type="float" office:value="1416126464" calcext:value-type="float">
            <text:p>1 416 126 464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5.81" calcext:value-type="float">
            <text:p>5,810</text:p>
          </table:table-cell>
          <table:table-cell table:style-name="ce4" office:value-type="float" office:value="50833" calcext:value-type="float">
            <text:p>50 833</text:p>
          </table:table-cell>
          <table:table-cell table:style-name="ce7" office:value-type="float" office:value="0.01" calcext:value-type="float">
            <text:p>0,010</text:p>
          </table:table-cell>
          <table:table-cell table:style-name="ce4" office:value-type="float" office:value="14494481" calcext:value-type="float">
            <text:p>14 494 481</text:p>
          </table:table-cell>
          <table:table-cell table:style-name="ce7" office:value-type="float" office:value="17.56" calcext:value-type="float">
            <text:p>17,560</text:p>
          </table:table-cell>
          <table:table-cell table:style-name="ce4" office:value-type="float" office:value="7155308" calcext:value-type="float">
            <text:p>7 155 308</text:p>
          </table:table-cell>
          <table:table-cell table:style-name="ce7" office:value-type="float" office:value="8.67" calcext:value-type="float">
            <text:p>8,67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ssages_tis_idx</text:p>
          </table:table-cell>
          <table:table-cell table:style-name="ce4" office:value-type="float" office:value="1331871744" calcext:value-type="float">
            <text:p>1 331 871 744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5.46" calcext:value-type="float">
            <text:p>5,460</text:p>
          </table:table-cell>
          <table:table-cell table:style-name="ce4" office:value-type="float" office:value="70479" calcext:value-type="float">
            <text:p>70 479</text:p>
          </table:table-cell>
          <table:table-cell table:style-name="ce7" office:value-type="float" office:value="0.01" calcext:value-type="float">
            <text:p>0,010</text:p>
          </table:table-cell>
          <table:table-cell table:style-name="ce4" office:value-type="float" office:value="112230589" calcext:value-type="float">
            <text:p>112 230 589</text:p>
          </table:table-cell>
          <table:table-cell table:style-name="ce7" office:value-type="float" office:value="135.95" calcext:value-type="float">
            <text:p>135,950</text:p>
          </table:table-cell>
          <table:table-cell table:style-name="ce4" office:value-type="float" office:value="7962317" calcext:value-type="float">
            <text:p>7 962 317</text:p>
          </table:table-cell>
          <table:table-cell table:style-name="ce7" office:value-type="float" office:value="9.65" calcext:value-type="float">
            <text:p>9,65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ssages_temp_id_and_rm_stat_idx</text:p>
          </table:table-cell>
          <table:table-cell table:style-name="ce4" office:value-type="float" office:value="930160640" calcext:value-type="float">
            <text:p>930 160 640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3.82" calcext:value-type="float">
            <text:p>3,820</text:p>
          </table:table-cell>
          <table:table-cell table:style-name="ce4" office:value-type="float" office:value="18309" calcext:value-type="float">
            <text:p>18 309</text:p>
          </table:table-cell>
          <table:table-cell table:style-name="ce7" office:value-type="float" office:value="0" calcext:value-type="float">
            <text:p>0,000</text:p>
          </table:table-cell>
          <table:table-cell table:style-name="ce4" office:value-type="float" office:value="1713879565" calcext:value-type="float">
            <text:p>1 713 879 565</text:p>
          </table:table-cell>
          <table:table-cell table:style-name="ce7" office:value-type="float" office:value="2076.12" calcext:value-type="float">
            <text:p>2 076,12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essages_template_id_time_ts_idx</text:p>
          </table:table-cell>
          <table:table-cell table:style-name="ce4" office:value-type="float" office:value="357072896" calcext:value-type="float">
            <text:p>357 072 896</text:p>
          </table:table-cell>
          <table:table-cell table:style-name="ce4" office:value-type="float" office:value="24372666368" calcext:value-type="float">
            <text:p>24 372 666 368</text:p>
          </table:table-cell>
          <table:table-cell table:style-name="ce7" office:value-type="float" office:value="1.47" calcext:value-type="float">
            <text:p>1,470</text:p>
          </table:table-cell>
          <table:table-cell table:style-name="ce4" office:value-type="float" office:value="1229425" calcext:value-type="float">
            <text:p>1 229 425</text:p>
          </table:table-cell>
          <table:table-cell table:style-name="ce7" office:value-type="float" office:value="0.23" calcext:value-type="float">
            <text:p>0,230</text:p>
          </table:table-cell>
          <table:table-cell table:style-name="ce4" office:value-type="float" office:value="11568311" calcext:value-type="float">
            <text:p>11 568 311</text:p>
          </table:table-cell>
          <table:table-cell table:style-name="ce7" office:value-type="float" office:value="14.01" calcext:value-type="float">
            <text:p>14,010</text:p>
          </table:table-cell>
          <table:table-cell table:style-name="ce4" office:value-type="float" office:value="451946" calcext:value-type="float">
            <text:p>451 946</text:p>
          </table:table-cell>
          <table:table-cell table:style-name="ce7" office:value-type="float" office:value="0.55" calcext:value-type="float">
            <text:p>0,550</text:p>
          </table:table-cell>
          <table:table-cell office:value-type="float" office:value="105102659" calcext:value-type="float">
            <text:p>105102659</text:p>
          </table:table-cell>
          <table:table-cell office:value-type="float" office:value="11720" calcext:value-type="float">
            <text:p>11720</text:p>
          </table:table-cell>
          <table:table-cell office:value-type="float" office:value="0.01" calcext:value-type="float">
            <text:p>0,01</text:p>
          </table:table-cell>
          <table:table-cell table:number-columns-repeated="16371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style-name="ce2" office:value-type="string" calcext:value-type="string">
            <text:p>messages_pkey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Базовый коэффициент эффективности использования индекса </text:p>
          </table:table-cell>
          <table:table-cell table:style-name="ce5" table:formula="of:=([.J2]/100)/([.D2]/100)" office:value-type="float" office:value="8.22214883311317" calcext:value-type="float">
            <text:p>8,222</text:p>
          </table:table-cell>
          <table:table-cell table:style-name="ce6" office:value-type="string" calcext:value-type="string">
            <text:p>Этот коэффициент показывает, насколько эффективно используется пространство индекса по отношению к количеству фактически выбираемых данных </text:p>
          </table:table-cell>
          <table:table-cell table:number-columns-repeated="16381"/>
        </table:table-row>
        <table:table-row table:style-name="ro3">
          <table:table-cell table:style-name="ce1" office:value-type="string" calcext:value-type="string">
            <text:p>Коэффициент полезности сканирования индекса </text:p>
          </table:table-cell>
          <table:table-cell table:style-name="ce5" table:formula="of:=([.F2]/100)*([.I2]/[.G2])" office:value-type="float" office:value="0.346103506548283" calcext:value-type="float">
            <text:p>0,346</text:p>
          </table:table-cell>
          <table:table-cell table:style-name="ce6" office:value-type="string" calcext:value-type="string">
            <text:p>Учитывает как частоту использования индекса, так и его точность (соотношение фактически полученных строк к прочитанным) </text:p>
          </table:table-cell>
          <table:table-cell table:number-columns-repeated="16381"/>
        </table:table-row>
        <table:table-row table:style-name="ro3">
          <table:table-cell table:style-name="ce1" office:value-type="string" calcext:value-type="string">
            <text:p>Комплексный коэффициент эффективности </text:p>
          </table:table-cell>
          <table:table-cell table:style-name="ce5" table:formula="of:=([.J2]/100)*([.F2]/100)/([.D2]/100)" office:value-type="float" office:value="2.85801893439014" calcext:value-type="float">
            <text:p>2,858</text:p>
          </table:table-cell>
          <table:table-cell office:value-type="string" calcext:value-type="string">
            <text:p>Интерпретация: Значение &gt; 1 указывает на хорошую эффективность индекса Значение ≈ 1 означает среднюю эффективность Значение &lt; 1 говорит о низкой эффективности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Дополнительные производные формулы</text:p>
          </table:table-cell>
          <table:table-cell table:style-name="ce5"/>
          <table:table-cell table:number-columns-repeated="16382"/>
        </table:table-row>
        <table:table-row table:style-name="ro2">
          <table:table-cell table:style-name="ce1" office:value-type="string" calcext:value-type="string">
            <text:p>Индексная плотность данных</text:p>
          </table:table-cell>
          <table:table-cell table:style-name="ce5" table:formula="of:=[.G2]/[.C2]" office:value-type="float" office:value="0.0127035532069037" calcext:value-type="float">
            <text:p>0,013</text:p>
          </table:table-cell>
          <table:table-cell office:value-type="string" calcext:value-type="string">
            <text:p>Сколько кортежей приходится на байт индекса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" office:value-type="string" calcext:value-type="string">
            <text:p>messages_template_id_idx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Базовый коэффициент эффективности использования индекса </text:p>
          </table:table-cell>
          <table:table-cell table:style-name="ce5" table:formula="of:=([.J7]/100)/([.D7]/100)" office:value-type="float" office:value="18.7265372168285" calcext:value-type="float">
            <text:p>18,727</text:p>
          </table:table-cell>
          <table:table-cell table:number-columns-repeated="16382"/>
        </table:table-row>
        <table:table-row table:style-name="ro3">
          <table:table-cell table:style-name="ce1" office:value-type="string" calcext:value-type="string">
            <text:p>Коэффициент полезности сканирования индекса </text:p>
          </table:table-cell>
          <table:table-cell table:style-name="ce5" table:formula="of:=([.F7]/100)*([.I7]/[.G7])" office:value-type="float" office:value="0.168382115808671" calcext:value-type="float">
            <text:p>0,168</text:p>
          </table:table-cell>
          <table:table-cell table:number-columns-repeated="16382"/>
        </table:table-row>
        <table:table-row table:style-name="ro3">
          <table:table-cell table:style-name="ce1" office:value-type="string" calcext:value-type="string">
            <text:p>Комплексный коэффициент эффективности </text:p>
          </table:table-cell>
          <table:table-cell table:style-name="ce5" table:formula="of:=([.J7]/100)*([.F7]/100)/([.D7]/100)" office:value-type="float" office:value="9.03555420711974" calcext:value-type="float">
            <text:p>9,036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Дополнительные производные формулы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Индексная плотность данных</text:p>
          </table:table-cell>
          <table:table-cell table:style-name="ce5" table:formula="of:=[.G7]/[.C7]" office:value-type="float" office:value="0.0112321458336388" calcext:value-type="float">
            <text:p>0,011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6:16:15.162000000</meta:creation-date>
    <dc:date>2025-04-28T18:13:05.319000000</dc:date>
    <meta:editing-duration>PT38M20S</meta:editing-duration>
    <meta:editing-cycles>2</meta:editing-cycles>
    <meta:generator>LibreOffice/24.8.6.2$Windows_X86_64 LibreOffice_project/6d98ba145e9a8a39fc57bcc76981d1fb1316c60c</meta:generator>
    <meta:document-statistic meta:table-count="1" meta:cell-count="167" meta:object-count="0"/>
  </office:meta>
</office:document-meta>
</file>